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3776" calcext:value-type="float">
            <text:p>377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9:29:23.269888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09-27T19:42:03.598043425</dc:date>
    <meta:editing-duration>PT2H1M30S</meta:editing-duration>
    <meta:editing-cycles>49</meta:editing-cycles>
    <meta:document-statistic meta:table-count="1" meta:cell-count="1185" meta:object-count="0"/>
  </office:meta>
</office:document-meta>
</file>